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.6875in" fo:margin-left="-0.0208in" fo:margin-top="0in" fo:margin-bottom="0in" table:align="left" style:writing-mode="page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style:min-row-height="0.2194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11fbf4"/>
    </style:style>
    <style:style style:name="P4" style:family="paragraph" style:parent-style-name="Text_20_body">
      <style:text-properties officeooo:rsid="0012fa24" officeooo:paragraph-rsid="0011fbf4"/>
    </style:style>
    <style:style style:name="P5" style:family="paragraph" style:parent-style-name="Text_20_body">
      <style:text-properties officeooo:rsid="0012fa24" officeooo:paragraph-rsid="0012376f"/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12edf5" officeooo:paragraph-rsid="0012376f"/>
    </style:style>
    <style:style style:name="P8" style:family="paragraph" style:parent-style-name="Heading_20_1">
      <style:text-properties officeooo:paragraph-rsid="0011fbf4"/>
    </style:style>
    <style:style style:name="P9" style:family="paragraph" style:parent-style-name="Heading_20_1">
      <style:text-properties officeooo:rsid="0011a571" officeooo:paragraph-rsid="0011a571"/>
    </style:style>
    <style:style style:name="P10" style:family="paragraph" style:parent-style-name="Heading_20_2">
      <style:text-properties officeooo:paragraph-rsid="0012376f"/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paragraph-properties fo:text-align="end" style:justify-single-word="false">
        <style:tab-stops/>
      </style:paragraph-properties>
    </style:style>
    <style:style style:name="P13" style:family="paragraph" style:parent-style-name="Standard">
      <style:text-properties officeooo:rsid="00124c49" officeooo:paragraph-rsid="00124c49"/>
    </style:style>
    <style:style style:name="P14" style:family="paragraph" style:parent-style-name="Text_20_body">
      <style:text-properties officeooo:rsid="00124c49" officeooo:paragraph-rsid="00124c49"/>
    </style:style>
    <style:style style:name="P15" style:family="paragraph" style:parent-style-name="Text_20_body">
      <style:paragraph-properties fo:break-before="page"/>
      <style:text-properties officeooo:rsid="00124c49" officeooo:paragraph-rsid="00124c49"/>
    </style:style>
    <style:style style:name="T1" style:family="text">
      <style:text-properties officeooo:rsid="0012fa24"/>
    </style:style>
    <style:style style:name="T2" style:family="text">
      <style:text-properties officeooo:rsid="00124c49"/>
    </style:style>
    <style:style style:name="T3" style:family="text">
      <style:text-properties fo:color="#000000" loext:opacity="100%" style:font-name="Calibri" fo:font-size="11pt" style:font-size-asian="11pt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/></text:p>
      <text:p text:style-name="Text_20_body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317_1170412923" text:style-name="Index_20_Link" text:visited-style-name="Index_20_Link">1 Version history<text:tab/>1</text:a></text:p>
          <text:p text:style-name="P6"><text:a xlink:type="simple" xlink:href="#__RefHeading___Toc147_2508053204" text:style-name="Index_20_Link" text:visited-style-name="Index_20_Link">1.1 document status<text:tab/>1</text:a></text:p>
          <text:p text:style-name="P2"><text:a xlink:type="simple" xlink:href="#__RefHeading___Toc319_1170412923" text:style-name="Index_20_Link" text:visited-style-name="Index_20_Link">2 introduction<text:tab/>1</text:a></text:p>
        </text:index-body>
      </text:table-of-content>
      <text:p text:style-name="P3"/>
      <text:h text:style-name="P8" text:outline-level="1"><text:bookmark-start text:name="__RefHeading___Toc317_1170412923"/>Version <text:span text:style-name="T1">history</text:span><text:bookmark-end text:name="__RefHeading___Toc317_1170412923"/></text:h>
      <text:p text:style-name="P4">Version <text:s/><text:editing-cycles>6</text:editing-cycles><text:s text:c="2"/>Last saved <text:s/><text:modification-date style:data-style-name="N45">12. Feb. 2025</text:modification-date><text:s text:c="4"/><text:modification-time style:data-style-name="N60">14:08</text:modification-time><text:s text:c="2"/><text:creator>Wim Beaumont</text:creator></text:p>
      <text:p text:style-name="P5"/>
      <text:h text:style-name="P10" text:outline-level="2"><text:bookmark-start text:name="__RefHeading___Toc147_2508053204"/>document status<text:bookmark-end text:name="__RefHeading___Toc147_2508053204"/></text:h>
      <text:p text:style-name="P7">Internal use <text:s/>but can be shared </text:p>
      <text:p text:style-name="P7">for <text:s/>discussion </text:p>
      <text:p text:style-name="P7">none private or sensitive information </text:p>
      <text:h text:style-name="P9" text:outline-level="1"><text:bookmark-start text:name="__RefHeading___Toc319_1170412923"/>introduction<text:bookmark-end text:name="__RefHeading___Toc319_1170412923"/></text:h>
      <text:p text:style-name="Text_20_body"/>
      <text:p text:style-name="P14">None standard cables ( for test purposes) </text:p>
      <text:p text:style-name="P14"/>
      <text:h text:style-name="Heading_20_1" text:outline-level="1">test cables</text:h>
      <text:p text:style-name="Text_20_body"/>
      <text:h text:style-name="Heading_20_2" text:outline-level="2">M12 <text:span text:style-name="T2">F</text:span> to subD 9 <text:span text:style-name="T2">M </text:span><text:s/>testing <text:span text:style-name="T2">M12 on </text:span><text:s/>patch panel</text:h>
      <text:p text:style-name="P14">More docs on <text:s text:c="3"/>ETPF (Groupfolder)\WP7 - Controls\conditioning_controls\steppermotors\3 – controllers</text:p>
      <text:p text:style-name="P14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1">stepper moter <text:s/>, patch panel check cable ( to connect to cable tester) 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1">SUBD9 MALE</text:p>
          </table:table-cell>
          <table:table-cell table:style-name="Table1.A2" office:value-type="string">
            <text:p text:style-name="P11">Color code</text:p>
          </table:table-cell>
          <table:table-cell table:style-name="Table1.A2" office:value-type="string">
            <text:p text:style-name="P11">M12 female</text:p>
          </table:table-cell>
        </table:table-row>
        <table:table-row table:style-name="Table1.1"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1">White</text:p>
          </table:table-cell>
          <table:table-cell table:style-name="Table1.A2" office:value-type="string">
            <text:p text:style-name="P12">1</text:p>
          </table:table-cell>
        </table:table-row>
        <table:table-row table:style-name="Table1.1"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1">Brown</text:p>
          </table:table-cell>
          <table:table-cell table:style-name="Table1.A2" office:value-type="string">
            <text:p text:style-name="P12">2</text:p>
          </table:table-cell>
        </table:table-row>
        <table:table-row table:style-name="Table1.1"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1">Green</text:p>
          </table:table-cell>
          <table:table-cell table:style-name="Table1.A2" office:value-type="string">
            <text:p text:style-name="P12">3</text:p>
          </table:table-cell>
        </table:table-row>
        <table:table-row table:style-name="Table1.1"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1">Yellow</text:p>
          </table:table-cell>
          <table:table-cell table:style-name="Table1.A2" office:value-type="string">
            <text:p text:style-name="P12">4</text:p>
          </table:table-cell>
        </table:table-row>
        <table:table-row table:style-name="Table1.1"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1">Grey</text:p>
          </table:table-cell>
          <table:table-cell table:style-name="Table1.A2" office:value-type="string">
            <text:p text:style-name="P12">5</text:p>
          </table:table-cell>
        </table:table-row>
        <table:table-row table:style-name="Table1.1"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1">Pink</text:p>
          </table:table-cell>
          <table:table-cell table:style-name="Table1.A2" office:value-type="string">
            <text:p text:style-name="P12">6</text:p>
          </table:table-cell>
        </table:table-row>
        <table:table-row table:style-name="Table1.1"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1">Blue</text:p>
          </table:table-cell>
          <table:table-cell table:style-name="Table1.A2" office:value-type="string">
            <text:p text:style-name="P12">7</text:p>
          </table:table-cell>
        </table:table-row>
        <table:table-row table:style-name="Table1.1"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1">Red</text:p>
          </table:table-cell>
          <table:table-cell table:style-name="Table1.A2" office:value-type="string">
            <text:p text:style-name="P12">8</text:p>
          </table:table-cell>
        </table:table-row>
        <table:table-row table:style-name="Table1.1"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1">shield</text:p>
          </table:table-cell>
          <table:table-cell table:style-name="Table1.A2" office:value-type="string">
            <text:p text:style-name="P11">shield</text:p>
          </table:table-cell>
        </table:table-row>
      </table:table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-and-extension">EtPf_testcables.odt</text:file-name><text:s text:c="3"/><text:modification-date style:data-style-name="N49">2025-02-12</text:modification-date><text:s/><text:author-name text:fixed="false">Wim Beaumont</text:author-name><text:s/><text:page-number text:select-page="current">2</text:page-number>/<text:page-count>2</text:page-count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09:50:48.582000000</meta:creation-date>
    <meta:generator>LibreOffice/7.5.3.2$Windows_X86_64 LibreOffice_project/9f56dff12ba03b9acd7730a5a481eea045e468f3</meta:generator>
    <dc:date>2025-02-12T14:08:07.448000000</dc:date>
    <meta:editing-duration>PT35M40S</meta:editing-duration>
    <meta:editing-cycles>6</meta:editing-cycles>
    <dc:creator>Wim Beaumont</dc:creator>
    <meta:document-statistic meta:table-count="1" meta:image-count="0" meta:object-count="0" meta:page-count="2" meta:paragraph-count="48" meta:word-count="126" meta:character-count="687" meta:non-whitespace-character-count="588"/>
  </office:meta>
</office:document-meta>
</file>